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8ba" officeooo:paragraph-rsid="000ef8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Ember JS </text:p>
      <text:p text:style-name="P1"/>
      <text:p text:style-name="P1">https://guides.emberjs.com/release/getting-started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3:28:06.838877323</meta:creation-date>
    <dc:date>2019-03-01T13:28:48.243561934</dc:date>
    <meta:editing-duration>PT43S</meta:editing-duration>
    <meta:editing-cycles>1</meta:editing-cycles>
    <meta:document-statistic meta:table-count="0" meta:image-count="0" meta:object-count="0" meta:page-count="1" meta:paragraph-count="2" meta:word-count="4" meta:character-count="68" meta:non-whitespace-character-count="65"/>
    <meta:generator>LibreOffice/6.0.7.3$Linux_X86_64 LibreOffice_project/00m0$Build-3</meta:generator>
  </office:meta>
</office:document-meta>
</file>